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volume_e</text:p>
          </table:table-cell>
          <table:table-cell office:value-type="string" calcext:value-type="string">
            <text:p>volume_a</text:p>
          </table:table-cell>
          <table:table-cell office:value-type="string" calcext:value-type="string">
            <text:p>volume_pr</text:p>
          </table:table-cell>
          <table:table-cell office:value-type="string" calcext:value-type="string">
            <text:p>ratio_e</text:p>
          </table:table-cell>
          <table:table-cell office:value-type="string" calcext:value-type="string">
            <text:p>ratio_a</text:p>
          </table:table-cell>
          <table:table-cell office:value-type="string" calcext:value-type="string">
            <text:p>ratio_pr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0.0714285714286" calcext:value-type="float">
            <text:p>0.0714285714</text:p>
          </table:table-cell>
          <table:table-cell office:value-type="float" office:value="0.115384615385" calcext:value-type="float">
            <text:p>0.1153846154</text:p>
          </table:table-cell>
          <table:table-cell office:value-type="float" office:value="0.210526315789" calcext:value-type="float">
            <text:p>0.210526315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9" calcext:value-type="float">
            <text:p>119</text:p>
          </table:table-cell>
          <table:table-cell office:value-type="float" office:value="30" calcext:value-type="float">
            <text:p>30</text:p>
          </table:table-cell>
          <table:table-cell office:value-type="float" office:value="0.0864197530864" calcext:value-type="float">
            <text:p>0.0864197531</text:p>
          </table:table-cell>
          <table:table-cell office:value-type="float" office:value="0.142857142857" calcext:value-type="float">
            <text:p>0.1428571429</text:p>
          </table:table-cell>
          <table:table-cell office:value-type="float" office:value="0.266666666667" calcext:value-type="float">
            <text:p>0.266666666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office:value-type="float" office:value="0.0564102564103" calcext:value-type="float">
            <text:p>0.0564102564</text:p>
          </table:table-cell>
          <table:table-cell office:value-type="float" office:value="0.138888888889" calcext:value-type="float">
            <text:p>0.1388888889</text:p>
          </table:table-cell>
          <table:table-cell office:value-type="float" office:value="0.222222222222" calcext:value-type="float">
            <text:p>0.222222222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81" calcext:value-type="float">
            <text:p>181</text:p>
          </table:table-cell>
          <table:table-cell office:value-type="float" office:value="117" calcext:value-type="float">
            <text:p>117</text:p>
          </table:table-cell>
          <table:table-cell office:value-type="float" office:value="0.0526315789474" calcext:value-type="float">
            <text:p>0.0526315789</text:p>
          </table:table-cell>
          <table:table-cell office:value-type="float" office:value="0.127071823204" calcext:value-type="float">
            <text:p>0.1270718232</text:p>
          </table:table-cell>
          <table:table-cell office:value-type="float" office:value="0.230769230769" calcext:value-type="float">
            <text:p>0.230769230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 office:value-type="float" office:value="0.0566037735849" calcext:value-type="float">
            <text:p>0.0566037736</text:p>
          </table:table-cell>
          <table:table-cell office:value-type="float" office:value="0.0864197530864" calcext:value-type="float">
            <text:p>0.0864197531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96" calcext:value-type="float">
            <text:p>196</text:p>
          </table:table-cell>
          <table:table-cell office:value-type="float" office:value="198" calcext:value-type="float">
            <text:p>198</text:p>
          </table:table-cell>
          <table:table-cell office:value-type="float" office:value="0.0808080808081" calcext:value-type="float">
            <text:p>0.0808080808</text:p>
          </table:table-cell>
          <table:table-cell office:value-type="float" office:value="0.132653061224" calcext:value-type="float">
            <text:p>0.1326530612</text:p>
          </table:table-cell>
          <table:table-cell office:value-type="float" office:value="0.262626262626" calcext:value-type="float">
            <text:p>0.262626262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57" calcext:value-type="float">
            <text:p>157</text:p>
          </table:table-cell>
          <table:table-cell office:value-type="float" office:value="198" calcext:value-type="float">
            <text:p>198</text:p>
          </table:table-cell>
          <table:table-cell office:value-type="float" office:value="0.0824742268041" calcext:value-type="float">
            <text:p>0.0824742268</text:p>
          </table:table-cell>
          <table:table-cell office:value-type="float" office:value="0.12101910828" calcext:value-type="float">
            <text:p>0.1210191083</text:p>
          </table:table-cell>
          <table:table-cell office:value-type="float" office:value="0.343434343434" calcext:value-type="float">
            <text:p>0.343434343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96" calcext:value-type="float">
            <text:p>196</text:p>
          </table:table-cell>
          <table:table-cell office:value-type="float" office:value="200" calcext:value-type="float">
            <text:p>200</text:p>
          </table:table-cell>
          <table:table-cell office:value-type="float" office:value="0.0851063829787" calcext:value-type="float">
            <text:p>0.085106383</text:p>
          </table:table-cell>
          <table:table-cell office:value-type="float" office:value="0.122448979592" calcext:value-type="float">
            <text:p>0.1224489796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75" calcext:value-type="float">
            <text:p>175</text:p>
          </table:table-cell>
          <table:table-cell office:value-type="float" office:value="38" calcext:value-type="float">
            <text:p>38</text:p>
          </table:table-cell>
          <table:table-cell office:value-type="float" office:value="0.0862944162437" calcext:value-type="float">
            <text:p>0.0862944162</text:p>
          </table:table-cell>
          <table:table-cell office:value-type="float" office:value="0.142857142857" calcext:value-type="float">
            <text:p>0.1428571429</text:p>
          </table:table-cell>
          <table:table-cell office:value-type="float" office:value="0.210526315789" calcext:value-type="float">
            <text:p>0.210526315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6" calcext:value-type="float">
            <text:p>66</text:p>
          </table:table-cell>
          <table:table-cell office:value-type="float" office:value="31" calcext:value-type="float">
            <text:p>31</text:p>
          </table:table-cell>
          <table:table-cell office:value-type="float" office:value="0.0769230769231" calcext:value-type="float">
            <text:p>0.0769230769</text:p>
          </table:table-cell>
          <table:table-cell office:value-type="float" office:value="0.151515151515" calcext:value-type="float">
            <text:p>0.1515151515</text:p>
          </table:table-cell>
          <table:table-cell office:value-type="float" office:value="0.161290322581" calcext:value-type="float">
            <text:p>0.161290322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52" calcext:value-type="float">
            <text:p>152</text:p>
          </table:table-cell>
          <table:table-cell office:value-type="float" office:value="54" calcext:value-type="float">
            <text:p>54</text:p>
          </table:table-cell>
          <table:table-cell office:value-type="float" office:value="0.0707070707071" calcext:value-type="float">
            <text:p>0.0707070707</text:p>
          </table:table-cell>
          <table:table-cell office:value-type="float" office:value="0.131578947368" calcext:value-type="float">
            <text:p>0.1315789474</text:p>
          </table:table-cell>
          <table:table-cell office:value-type="float" office:value="0.259259259259" calcext:value-type="float">
            <text:p>0.259259259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88" calcext:value-type="float">
            <text:p>188</text:p>
          </table:table-cell>
          <table:table-cell office:value-type="float" office:value="49" calcext:value-type="float">
            <text:p>49</text:p>
          </table:table-cell>
          <table:table-cell office:value-type="float" office:value="0.0502793296089" calcext:value-type="float">
            <text:p>0.0502793296</text:p>
          </table:table-cell>
          <table:table-cell office:value-type="float" office:value="0.159574468085" calcext:value-type="float">
            <text:p>0.1595744681</text:p>
          </table:table-cell>
          <table:table-cell office:value-type="float" office:value="0.30612244898" calcext:value-type="float">
            <text:p>0.30612244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0.0928961748634" calcext:value-type="float">
            <text:p>0.0928961749</text:p>
          </table:table-cell>
          <table:table-cell office:value-type="float" office:value="0.152317880795" calcext:value-type="float">
            <text:p>0.1523178808</text:p>
          </table:table-cell>
          <table:table-cell office:value-type="float" office:value="0.217391304348" calcext:value-type="float">
            <text:p>0.217391304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7" calcext:value-type="float">
            <text:p>197</text:p>
          </table:table-cell>
          <table:table-cell office:value-type="float" office:value="36" calcext:value-type="float">
            <text:p>36</text:p>
          </table:table-cell>
          <table:table-cell office:value-type="float" office:value="0.12" calcext:value-type="float">
            <text:p>0.12</text:p>
          </table:table-cell>
          <table:table-cell office:value-type="float" office:value="0.187817258883" calcext:value-type="float">
            <text:p>0.1878172589</text:p>
          </table:table-cell>
          <table:table-cell office:value-type="float" office:value="0.166666666667" calcext:value-type="float">
            <text:p>0.166666666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office:value-type="float" office:value="24" calcext:value-type="float">
            <text:p>24</text:p>
          </table:table-cell>
          <table:table-cell office:value-type="float" office:value="0.102040816327" calcext:value-type="float">
            <text:p>0.1020408163</text:p>
          </table:table-cell>
          <table:table-cell office:value-type="float" office:value="0.127659574468" calcext:value-type="float">
            <text:p>0.1276595745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83" calcext:value-type="float">
            <text:p>183</text:p>
          </table:table-cell>
          <table:table-cell office:value-type="float" office:value="50" calcext:value-type="float">
            <text:p>50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3825136612" calcext:value-type="float">
            <text:p>0.1038251366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50" calcext:value-type="float">
            <text:p>150</text:p>
          </table:table-cell>
          <table:table-cell office:value-type="float" office:value="61" calcext:value-type="float">
            <text:p>61</text:p>
          </table:table-cell>
          <table:table-cell office:value-type="float" office:value="0.0707070707071" calcext:value-type="float">
            <text:p>0.0707070707</text:p>
          </table:table-cell>
          <table:table-cell office:value-type="float" office:value="0.186666666667" calcext:value-type="float">
            <text:p>0.1866666667</text:p>
          </table:table-cell>
          <table:table-cell office:value-type="float" office:value="0.27868852459" calcext:value-type="float">
            <text:p>0.278688524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76" calcext:value-type="float">
            <text:p>176</text:p>
          </table:table-cell>
          <table:table-cell office:value-type="float" office:value="48" calcext:value-type="float">
            <text:p>48</text:p>
          </table:table-cell>
          <table:table-cell office:value-type="float" office:value="0.0736842105263" calcext:value-type="float">
            <text:p>0.0736842105</text:p>
          </table:table-cell>
          <table:table-cell office:value-type="float" office:value="0.170454545455" calcext:value-type="float">
            <text:p>0.1704545455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96" calcext:value-type="float">
            <text:p>196</text:p>
          </table:table-cell>
          <table:table-cell office:value-type="float" office:value="38" calcext:value-type="float">
            <text:p>38</text:p>
          </table:table-cell>
          <table:table-cell office:value-type="float" office:value="0.106598984772" calcext:value-type="float">
            <text:p>0.1065989848</text:p>
          </table:table-cell>
          <table:table-cell office:value-type="float" office:value="0.183673469388" calcext:value-type="float">
            <text:p>0.1836734694</text:p>
          </table:table-cell>
          <table:table-cell office:value-type="float" office:value="0.210526315789" calcext:value-type="float">
            <text:p>0.210526315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83" calcext:value-type="float">
            <text:p>183</text:p>
          </table:table-cell>
          <table:table-cell office:value-type="float" office:value="39" calcext:value-type="float">
            <text:p>39</text:p>
          </table:table-cell>
          <table:table-cell office:value-type="float" office:value="0.0824742268041" calcext:value-type="float">
            <text:p>0.0824742268</text:p>
          </table:table-cell>
          <table:table-cell office:value-type="float" office:value="0.169398907104" calcext:value-type="float">
            <text:p>0.1693989071</text:p>
          </table:table-cell>
          <table:table-cell office:value-type="float" office:value="0.282051282051" calcext:value-type="float">
            <text:p>0.282051282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61" calcext:value-type="float">
            <text:p>161</text:p>
          </table:table-cell>
          <table:table-cell office:value-type="float" office:value="33" calcext:value-type="float">
            <text:p>33</text:p>
          </table:table-cell>
          <table:table-cell office:value-type="float" office:value="0.125628140704" calcext:value-type="float">
            <text:p>0.1256281407</text:p>
          </table:table-cell>
          <table:table-cell office:value-type="float" office:value="0.155279503106" calcext:value-type="float">
            <text:p>0.1552795031</text:p>
          </table:table-cell>
          <table:table-cell office:value-type="float" office:value="0.272727272727" calcext:value-type="float">
            <text:p>0.272727272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81" calcext:value-type="float">
            <text:p>181</text:p>
          </table:table-cell>
          <table:table-cell office:value-type="float" office:value="38" calcext:value-type="float">
            <text:p>38</text:p>
          </table:table-cell>
          <table:table-cell office:value-type="float" office:value="0.0919540229885" calcext:value-type="float">
            <text:p>0.091954023</text:p>
          </table:table-cell>
          <table:table-cell office:value-type="float" office:value="0.149171270718" calcext:value-type="float">
            <text:p>0.1491712707</text:p>
          </table:table-cell>
          <table:table-cell office:value-type="float" office:value="0.263157894737" calcext:value-type="float">
            <text:p>0.263157894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0.107692307692" calcext:value-type="float">
            <text:p>0.1076923077</text:p>
          </table:table-cell>
          <table:table-cell office:value-type="float" office:value="0.173333333333" calcext:value-type="float">
            <text:p>0.1733333333</text:p>
          </table:table-cell>
          <table:table-cell office:value-type="float" office:value="0.185185185185" calcext:value-type="float">
            <text:p>0.185185185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76" calcext:value-type="float">
            <text:p>176</text:p>
          </table:table-cell>
          <table:table-cell office:value-type="float" office:value="33" calcext:value-type="float">
            <text:p>33</text:p>
          </table:table-cell>
          <table:table-cell office:value-type="float" office:value="0.125628140704" calcext:value-type="float">
            <text:p>0.1256281407</text:p>
          </table:table-cell>
          <table:table-cell office:value-type="float" office:value="0.181818181818" calcext:value-type="float">
            <text:p>0.1818181818</text:p>
          </table:table-cell>
          <table:table-cell office:value-type="float" office:value="0.272727272727" calcext:value-type="float">
            <text:p>0.272727272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87" calcext:value-type="float">
            <text:p>187</text:p>
          </table:table-cell>
          <table:table-cell office:value-type="float" office:value="31" calcext:value-type="float">
            <text:p>31</text:p>
          </table:table-cell>
          <table:table-cell office:value-type="float" office:value="0.0909090909091" calcext:value-type="float">
            <text:p>0.0909090909</text:p>
          </table:table-cell>
          <table:table-cell office:value-type="float" office:value="0.144385026738" calcext:value-type="float">
            <text:p>0.1443850267</text:p>
          </table:table-cell>
          <table:table-cell office:value-type="float" office:value="0.225806451613" calcext:value-type="float">
            <text:p>0.2258064516</text:p>
          </table:table-cell>
        </table:table-row>
        <table:table-row table:style-name="ro1">
          <table:table-cell table:formula="of:=AVERAGE([.A2:.A26])" office:value-type="float" office:value="171.64" calcext:value-type="float">
            <text:p>171.64</text:p>
          </table:table-cell>
          <table:table-cell table:formula="of:=AVERAGE([.B2:.B26])" office:value-type="float" office:value="152.68" calcext:value-type="float">
            <text:p>152.68</text:p>
          </table:table-cell>
          <table:table-cell table:formula="of:=AVERAGE([.C2:.C26])" office:value-type="float" office:value="60.8" calcext:value-type="float">
            <text:p>60.8</text:p>
          </table:table-cell>
          <table:table-cell table:formula="of:=AVERAGE([.D2:.D26])" office:value-type="float" office:value="0.086011988181152" calcext:value-type="float">
            <text:p>0.0860119882</text:p>
          </table:table-cell>
          <table:table-cell table:formula="of:=AVERAGE([.E2:.E26])" office:value-type="float" office:value="0.146322793497096" calcext:value-type="float">
            <text:p>0.1463227935</text:p>
          </table:table-cell>
          <table:table-cell table:formula="of:=AVERAGE([.F2:.F26])" office:value-type="float" office:value="0.240734862342" calcext:value-type="float">
            <text:p>0.24073486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10T10:41:20.044441147</dc:date>
    <meta:document-statistic meta:table-count="1" meta:cell-count="162" meta:object-count="0"/>
    <meta:generator>LibreOffice/4.2.7.2$Linux_X86_64 LibreOffice_project/420m0$Build-2</meta:generator>
  </office:meta>
</office:document-meta>
</file>